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  <style:style style:name="T1" style:family="text">
      <style:text-properties officeooo:rsid="00059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09T14:51:55.994926006</dc:date>
    <meta:editing-duration>PT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1" meta:non-whitespace-character-count="8"/>
  </office:meta>
</office:document-meta>
</file>